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62000001D3AE0C3E3CF69E4547.png" manifest:media-type="image/png"/>
  <manifest:file-entry manifest:full-path="Pictures/100002010000045D000001CA4B54E843E1D38938.png" manifest:media-type="image/png"/>
  <manifest:file-entry manifest:full-path="Pictures/10000201000004050000021D176CD3A42AD54432.png" manifest:media-type="image/png"/>
  <manifest:file-entry manifest:full-path="Pictures/10000201000003500000022052F7367927975A81.png" manifest:media-type="image/png"/>
  <manifest:file-entry manifest:full-path="Pictures/10000201000003C300000218CE3C6B3B117CA12A.png" manifest:media-type="image/png"/>
  <manifest:file-entry manifest:full-path="Pictures/1000020100000466000001DA5500128E92BF6317.png" manifest:media-type="image/png"/>
  <manifest:file-entry manifest:full-path="Pictures/1000020100000394000002295949881A5742ADD8.png" manifest:media-type="image/png"/>
  <manifest:file-entry manifest:full-path="Pictures/1000020100000390000002128785417C6E04A849.png" manifest:media-type="image/png"/>
  <manifest:file-entry manifest:full-path="Pictures/100002010000045C000001D3A6BBB33785EC1BB0.png" manifest:media-type="image/png"/>
  <manifest:file-entry manifest:full-path="Pictures/10000201000002DA000001FC0F11A12EAD97F5F9.png" manifest:media-type="image/png"/>
  <manifest:file-entry manifest:full-path="Pictures/1000020100000468000001D20E6B8628836C77C4.png" manifest:media-type="image/png"/>
  <manifest:file-entry manifest:full-path="Pictures/1000020100000463000001CFAB86747204E78243.png" manifest:media-type="image/png"/>
  <manifest:file-entry manifest:full-path="Pictures/100002010000034F000001F2889233752B7B9B6B.png" manifest:media-type="image/png"/>
  <manifest:file-entry manifest:full-path="Pictures/1000020100000464000001D1658225A5037A1189.png" manifest:media-type="image/png"/>
  <manifest:file-entry manifest:full-path="Pictures/100002010000045E000001D10B134ECD86D00CE4.png" manifest:media-type="image/png"/>
  <manifest:file-entry manifest:full-path="Pictures/1000020100000463000001C8E1C02174418F479B.png" manifest:media-type="image/png"/>
  <manifest:file-entry manifest:full-path="Pictures/100002010000045A000001CF225B1F2D81FBD04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</office:automatic-styles>
  <office:body>
    <office:presentation>
      <draw:page draw:name="page1" draw:style-name="dp1" draw:master-page-name="Padrão" presentation:presentation-page-layout-name="AL1T0">
        <draw:frame draw:style-name="gr1" draw:text-style-name="P1" draw:layer="layout" svg:width="27.225cm" svg:height="14.313cm" svg:x="0.489cm" svg:y="0.781cm">
          <draw:image xlink:href="Pictures/10000201000004050000021D176CD3A42AD5443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draw:style-name="gr1" draw:text-style-name="P1" draw:layer="layout" svg:width="22.436cm" svg:height="14.392cm" svg:x="2.884cm" svg:y="0.742cm">
          <draw:image xlink:href="Pictures/10000201000003500000022052F7367927975A8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>
        <draw:frame draw:style-name="gr1" draw:text-style-name="P1" draw:layer="layout" svg:width="25.478cm" svg:height="14.181cm" svg:x="1.363cm" svg:y="0.847cm">
          <draw:image xlink:href="Pictures/10000201000003C300000218CE3C6B3B117CA12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>
        <draw:frame draw:style-name="gr1" draw:text-style-name="P1" draw:layer="layout" svg:width="24.235cm" svg:height="14.63cm" svg:x="1.984cm" svg:y="0.623cm">
          <draw:image xlink:href="Pictures/1000020100000394000002295949881A5742ADD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>
        <draw:frame draw:style-name="gr1" draw:text-style-name="P1" draw:layer="layout" svg:width="24.129cm" svg:height="14.022cm" svg:x="2.037cm" svg:y="0.927cm">
          <draw:image xlink:href="Pictures/1000020100000390000002128785417C6E04A84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>
        <draw:frame draw:style-name="gr1" draw:text-style-name="P1" draw:layer="layout" svg:width="19.314cm" svg:height="13.44cm" svg:x="4.445cm" svg:y="1.218cm">
          <draw:image xlink:href="Pictures/10000201000002DA000001FC0F11A12EAD97F5F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>
        <draw:frame draw:style-name="gr3" draw:text-style-name="P3" draw:layer="layout" svg:width="22.409cm" svg:height="13.175cm" svg:x="2.813cm" svg:y="1.298cm">
          <draw:image xlink:href="Pictures/100002010000034F000001F2889233752B7B9B6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ercio_01" draw:style-name="dp1" draw:master-page-name="Padrão">
        <draw:frame draw:style-name="gr3" draw:text-style-name="P3" draw:layer="layout" svg:width="24.382cm" svg:height="10.051cm" svg:x="2cm" svg:y="3.749cm">
          <draw:image xlink:href="Pictures/1000020100000463000001CFAB86747204E7824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ercio_02" draw:style-name="dp1" draw:master-page-name="Padrão">
        <draw:frame draw:style-name="gr3" draw:text-style-name="P3" draw:layer="layout" svg:width="25.982cm" svg:height="10.748cm" svg:x="1.018cm" svg:y="2.652cm">
          <draw:image xlink:href="Pictures/1000020100000464000001D1658225A5037A1189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ercio_03" draw:style-name="dp1" draw:master-page-name="Padrão">
        <draw:frame draw:style-name="gr3" draw:text-style-name="P3" draw:layer="layout" svg:width="24.582cm" svg:height="9.981cm" svg:x="2cm" svg:y="4cm">
          <draw:image xlink:href="Pictures/1000020100000463000001C8E1C02174418F479B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ercio_04" draw:style-name="dp1" draw:master-page-name="Padrão">
        <draw:frame draw:style-name="gr3" draw:text-style-name="P3" draw:layer="layout" svg:width="24.582cm" svg:height="10.285cm" svg:x="1.418cm" svg:y="2.6cm">
          <draw:image xlink:href="Pictures/100002010000045C000001D3A6BBB33785EC1BB0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ercio_05" draw:style-name="dp1" draw:master-page-name="Padrão">
        <draw:frame draw:style-name="gr3" draw:text-style-name="P3" draw:layer="layout" svg:width="25.582cm" svg:height="10.768cm" svg:x="1.218cm" svg:y="3.032cm">
          <draw:image xlink:href="Pictures/1000020100000466000001DA5500128E92BF6317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ercio_06" draw:style-name="dp1" draw:master-page-name="Padrão">
        <draw:frame draw:style-name="gr3" draw:text-style-name="P3" draw:layer="layout" svg:width="25.582cm" svg:height="10.631cm" svg:x="1.018cm" svg:y="2.769cm">
          <draw:image xlink:href="Pictures/100002010000045A000001CF225B1F2D81FBD049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ercio_07" draw:style-name="dp1" draw:master-page-name="Padrão">
        <draw:frame draw:style-name="gr3" draw:text-style-name="P3" draw:layer="layout" svg:width="24.582cm" svg:height="10.078cm" svg:x="1.8cm" svg:y="3.122cm">
          <draw:image xlink:href="Pictures/100002010000045D000001CA4B54E843E1D38938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ercio_08" draw:style-name="dp1" draw:master-page-name="Padrão">
        <draw:frame draw:style-name="gr3" draw:text-style-name="P3" draw:layer="layout" svg:width="23.982cm" svg:height="9.973cm" svg:x="2.2cm" svg:y="3.027cm">
          <draw:image xlink:href="Pictures/100002010000045E000001D10B134ECD86D00CE4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ercio_09" draw:style-name="dp1" draw:master-page-name="Padrão">
        <draw:frame draw:style-name="gr3" draw:text-style-name="P3" draw:layer="layout" svg:width="23.382cm" svg:height="9.659cm" svg:x="2.418cm" svg:y="3cm">
          <draw:image xlink:href="Pictures/1000020100000468000001D20E6B8628836C77C4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ercio_10" draw:style-name="dp1" draw:master-page-name="Padrão">
        <draw:frame draw:style-name="gr3" draw:text-style-name="P3" draw:layer="layout" svg:width="24.182cm" svg:height="10.064cm" svg:x="2cm" svg:y="2.536cm">
          <draw:image xlink:href="Pictures/1000020100000462000001D3AE0C3E3CF69E4547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4T22:10:50.097505636</meta:creation-date>
    <meta:generator>LibreOffice/6.4.6.2$Linux_X86_64 LibreOffice_project/40$Build-2</meta:generator>
    <dc:date>2021-03-25T14:36:34.446647460</dc:date>
    <meta:editing-duration>PT16M8S</meta:editing-duration>
    <meta:editing-cycles>4</meta:editing-cycles>
    <meta:document-statistic meta:object-count="72"/>
  </office:meta>
</office:document-meta>
</file>